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1.4634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I_0</text:p>
          </table:table-cell>
          <table:table-cell office:value-type="string">
            <text:p>abs(H_kl/H_kl(0))</text:p>
          </table:table-cell>
          <table:table-cell office:value-type="string">
            <text:p>f_kl</text:p>
          </table:table-cell>
          <table:table-cell office:value-type="string">
            <text:p>Peak</text:p>
          </table:table-cell>
          <table:table-cell office:value-type="string">
            <text:p>Ground</text:p>
          </table:table-cell>
          <table:table-cell office:value-type="string">
            <text:p>Omega</text:p>
          </table:table-cell>
          <table:table-cell office:value-type="string">
            <text:p>abs(H_kl/H_kl(0))</text:p>
          </table:table-cell>
          <table:table-cell office:value-type="string">
            <text:p>omega_r^2</text:p>
          </table:table-cell>
          <table:table-cell office:value-type="string">
            <text:p>gamma_r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dB</text:p>
          </table:table-cell>
          <table:table-cell office:value-type="string">
            <text:p>GHz</text:p>
          </table:table-cell>
          <table:table-cell table:number-columns-repeated="2" office:value-type="string">
            <text:p>dB</text:p>
          </table:table-cell>
          <table:table-cell office:value-type="string">
            <text:p>1/s</text:p>
          </table:table-cell>
          <table:table-cell office:value-type="string">
            <text:p>a.u.</text:p>
          </table:table-cell>
          <table:table-cell office:value-type="string">
            <text:p>1/s^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-[.E3]+[.D3]" office:value-type="float" office:value="18">
            <text:p>18</text:p>
          </table:table-cell>
          <table:table-cell office:value-type="float" office:value="2.57">
            <text:p>2.57</text:p>
          </table:table-cell>
          <table:table-cell office:value-type="float" office:value="-12">
            <text:p>-12</text:p>
          </table:table-cell>
          <table:table-cell office:value-type="float" office:value="-30">
            <text:p>-30</text:p>
          </table:table-cell>
          <table:table-cell table:formula="of:=2*3.1415*[.C3]*1000000000" office:value-type="float" office:value="16147310000">
            <text:p>16147310000</text:p>
          </table:table-cell>
          <table:table-cell table:formula="of:=10^([.B3]/20)" office:value-type="float" office:value="7.94328234724282">
            <text:p>7.9432823472</text:p>
          </table:table-cell>
          <table:table-cell table:formula="of:=(1+SQRT(4*[.G3]^4*[.F3]^4+1))/2/[.G3]^2" office:value-type="float" office:value="2.607356202361E+020">
            <text:p>260735620236100000000</text:p>
          </table:table-cell>
          <table:table-cell table:formula="of:=SQRT(([.H3]-[.F3]^2)/2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-[.E4]+[.D4]" office:value-type="float" office:value="18.5">
            <text:p>18.5</text:p>
          </table:table-cell>
          <table:table-cell office:value-type="float" office:value="2.43">
            <text:p>2.43</text:p>
          </table:table-cell>
          <table:table-cell office:value-type="float" office:value="-11.5">
            <text:p>-11.5</text:p>
          </table:table-cell>
          <table:table-cell office:value-type="float" office:value="-30">
            <text:p>-30</text:p>
          </table:table-cell>
          <table:table-cell table:formula="of:=2*3.1415*[.C4]*1000000000" office:value-type="float" office:value="15267690000">
            <text:p>15267690000</text:p>
          </table:table-cell>
          <table:table-cell table:formula="of:=10^([.B4]/20)" office:value-type="float" office:value="8.41395141645195">
            <text:p>8.4139514165</text:p>
          </table:table-cell>
          <table:table-cell table:formula="of:=(1+SQRT(4*[.G4]^4*[.F4]^4+1))/2/[.G4]^2" office:value-type="float" office:value="2.331023579361E+020">
            <text:p>233102357936100000000</text:p>
          </table:table-cell>
          <table:table-cell table:formula="of:=SQRT(([.H4]-[.F4]^2)/2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-[.E5]+[.D5]" office:value-type="float" office:value="16.3">
            <text:p>16.3</text:p>
          </table:table-cell>
          <table:table-cell office:value-type="float" office:value="2.13">
            <text:p>2.13</text:p>
          </table:table-cell>
          <table:table-cell office:value-type="float" office:value="-13">
            <text:p>-13</text:p>
          </table:table-cell>
          <table:table-cell office:value-type="float" office:value="-29.3">
            <text:p>-29.3</text:p>
          </table:table-cell>
          <table:table-cell table:formula="of:=2*3.1415*[.C5]*1000000000" office:value-type="float" office:value="13382790000">
            <text:p>13382790000</text:p>
          </table:table-cell>
          <table:table-cell table:formula="of:=10^([.B5]/20)" office:value-type="float" office:value="6.53130552647473">
            <text:p>6.5313055265</text:p>
          </table:table-cell>
          <table:table-cell table:formula="of:=(1+SQRT(4*[.G5]^4*[.F5]^4+1))/2/[.G5]^2" office:value-type="float" office:value="1.790990681841E+020">
            <text:p>179099068184100000000</text:p>
          </table:table-cell>
          <table:table-cell table:formula="of:=SQRT(([.H5]-[.F5]^2)/2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-[.E6]+[.D6]" office:value-type="float" office:value="12.7">
            <text:p>12.7</text:p>
          </table:table-cell>
          <table:table-cell office:value-type="float" office:value="1.67">
            <text:p>1.67</text:p>
          </table:table-cell>
          <table:table-cell office:value-type="float" office:value="-16.3">
            <text:p>-16.3</text:p>
          </table:table-cell>
          <table:table-cell office:value-type="float" office:value="-29">
            <text:p>-29</text:p>
          </table:table-cell>
          <table:table-cell table:formula="of:=2*3.1415*[.C6]*1000000000" office:value-type="float" office:value="10492610000">
            <text:p>10492610000</text:p>
          </table:table-cell>
          <table:table-cell table:formula="of:=10^([.B6]/20)" office:value-type="float" office:value="4.31519076827765">
            <text:p>4.3151907683</text:p>
          </table:table-cell>
          <table:table-cell table:formula="of:=(1+SQRT(4*[.G6]^4*[.F6]^4+1))/2/[.G6]^2" office:value-type="float" office:value="1.100948646121E+020">
            <text:p>110094864612100000000</text:p>
          </table:table-cell>
          <table:table-cell table:formula="of:=SQRT(([.H6]-[.F6]^2)/2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-[.E7]+[.D7]" office:value-type="float" office:value="3.6">
            <text:p>3.6</text:p>
          </table:table-cell>
          <table:table-cell office:value-type="float" office:value="1.1">
            <text:p>1.1</text:p>
          </table:table-cell>
          <table:table-cell office:value-type="float" office:value="-24.4">
            <text:p>-24.4</text:p>
          </table:table-cell>
          <table:table-cell office:value-type="float" office:value="-28">
            <text:p>-28</text:p>
          </table:table-cell>
          <table:table-cell table:formula="of:=2*3.1415*[.C7]*1000000000" office:value-type="float" office:value="6911300000">
            <text:p>6911300000</text:p>
          </table:table-cell>
          <table:table-cell table:formula="of:=10^([.B7]/20)" office:value-type="float" office:value="1.51356124843621">
            <text:p>1.5135612484</text:p>
          </table:table-cell>
          <table:table-cell table:formula="of:=(1+SQRT(4*[.G7]^4*[.F7]^4+1))/2/[.G7]^2" office:value-type="float" office:value="4.776606769E+019">
            <text:p>47766067690000000000</text:p>
          </table:table-cell>
          <table:table-cell table:formula="of:=SQRT(([.H7]-[.F7]^2)/2)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eriodischer Grenzfall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5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7T20:06:21</meta:creation-date>
    <dc:date>2011-06-13T15:24:41</dc:date>
    <meta:editing-duration>PT55M14S</meta:editing-duration>
    <meta:editing-cycles>2</meta:editing-cycles>
    <meta:generator>LibreOffice/3.4$Linux LibreOffice_project/340m1$Build-12</meta:generator>
    <meta:document-statistic meta:table-count="3" meta:cell-count="64" meta:object-count="0"/>
  </office:meta>
</office:document-meta>
</file>